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_dispersion" table:style-name="ta1">
        <table:shapes>
          <draw:frame draw:z-index="0" draw:style-name="gr1" draw:text-style-name="P1" svg:width="6.2988in" svg:height="3.5429in" svg:x="0in" svg:y="0.3768in">
            <draw:object draw:notify-on-update-of-ranges="data2_dispersion.A1:data2_dispersion.AMJ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641" table:default-cell-style-name="Default"/>
        <table:table-column table:style-name="co3" table:default-cell-style-name="Default"/>
        <table:table-column table:style-name="co1" table:number-columns-repeated="349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2"/>
          <table:table-cell office:value-type="string" calcext:value-type="string">
            <text:p>Total number of words</text:p>
          </table:table-cell>
          <table:table-cell table:number-columns-repeated="991"/>
        </table:table-row>
        <table:table-row table:style-name="ro1">
          <table:table-cell table:number-columns-repeated="32"/>
          <table:table-cell table:formula="of:=SUM([.$A1:.$AMJ1])" office:value-type="float" office:value="3600" calcext:value-type="float">
            <text:p>3600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7T00:45:04.163044305</dc:date>
    <meta:editing-duration>PT6M20S</meta:editing-duration>
    <meta:editing-cycles>1</meta:editing-cycles>
    <meta:generator>LibreOffice/6.4.2.2$Linux_X86_64 LibreOffice_project/40$Build-2</meta:generator>
    <meta:document-statistic meta:table-count="1" meta:cell-count="102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6cm" chart:style-name="ch2">
          <text:p>Hash dispersion</text:p>
        </chart:title>
        <chart:legend chart:legend-position="end" svg:x="14.187cm" svg:y="4.201cm" style:legend-expansion="high" chart:style-name="ch3"/>
        <chart:plot-area chart:style-name="ch4" table:cell-range-address="data2_dispersion.A1:data2_dispersion.AMJ1" svg:x="0.32cm" svg:y="1.301cm" svg:width="13.547cm" svg:height="7.519cm">
          <chartooo:coordinate-region svg:x="0.994cm" svg:y="1.301cm" svg:width="12.873cm" svg:height="6.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2_dispersion.A1:data2_dispersion.AMJ1" chart:class="chart:bar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data2_dispersion.A1:data2_dispersion.AMJ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